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d1d5db" loext:opacity="100%" style:font-name="S hne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sa, Silla, Flor, Casa, Luna, Estrella, Ventana, Puerta, Playa, Montaña, Ciudad, Calle, Plaza, Rana, Mariposa, Ardilla, Gaviota, Montaña, Campana, Pelota, Carretera, Playa, Hoja, Taza, Guitarra, Botella, Manzana, Pared, Película, Palabra, Orquesta, Ventilador, Pintura, Canción, Maleta, Cometa, Hierba, Librería, Nube, Caja, Lámpara, Selva, Hormiga, Nariz, Abeja, Rueda, Ola, Mochila, Ardilla, Piedra, Esfera, Grúa, Hora, Cuchara, Bailarina, Computadora, Cámara, Cinta, Catedral, Cosecha, Caja, Línea, Señal, Mirada, Marca, Princesa, Brisa, Travesía, Palma, Fama, Balanza, Ventaja, Palabra, Selva, Duda, Montaña, Manta, Concha, Ola, Mesa, Vereda, Pintura, Danza, Rima, Lluvia, Moneda, Llama, Caricia, Tarde, Vela, Linterna, Tundra, Neblina, Muralla, Joya, Pintura, Ruta, Página, Princesa, Cosech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19:41:22.196927242</meta:creation-date>
    <dc:date>2023-12-10T19:41:34.986125677</dc:date>
    <meta:editing-duration>PT14S</meta:editing-duration>
    <meta:editing-cycles>1</meta:editing-cycles>
    <meta:document-statistic meta:table-count="0" meta:image-count="0" meta:object-count="0" meta:page-count="1" meta:paragraph-count="1" meta:word-count="100" meta:character-count="797" meta:non-whitespace-character-count="698"/>
    <meta:generator>LibreOffice/7.3.7.2$Linux_X86_64 LibreOffice_project/30$Build-2</meta:generator>
  </office:meta>
</office:document-meta>
</file>